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6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4cm"/>
    </style:style>
    <style:style style:name="co4" style:family="table-column">
      <style:table-column-properties fo:break-before="auto" style:column-width="3.141cm"/>
    </style:style>
    <style:style style:name="co5" style:family="table-column">
      <style:table-column-properties fo:break-before="auto" style:column-width="3.011cm"/>
    </style:style>
    <style:style style:name="co6" style:family="table-column">
      <style:table-column-properties fo:break-before="auto" style:column-width="18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Re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Given Quantity</text:p>
          </table:table-cell>
          <table:table-cell table:style-name="ce1" office:value-type="string" calcext:value-type="string">
            <text:p>Required Quantity</text:p>
          </table:table-cell>
          <table:table-cell table:style-name="ce1" office:value-type="string" calcext:value-type="string">
            <text:p>Per-Circuit Cos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1k OHM resistors</text:p>
          </table:table-cell>
          <table:table-cell office:value-type="string" calcext:value-type="string">
            <text:p>Amazon</text:p>
          </table:table-cell>
          <table:table-cell office:value-type="currency" office:currency="CAD" office:value="16.59" calcext:value-type="currency">
            <text:p>$16.59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table:formula="of:=([.$E2]/[.$D2])*[.$C2]" office:value-type="currency" office:currency="CAD" office:value="0.0113630136986301" calcext:value-type="currency">
            <text:p>$0.01</text:p>
          </table:table-cell>
          <table:table-cell office:value-type="string" calcext:value-type="string">
            <text:p>Unsure about necessary OHM ra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PN Transistor</text:p>
          </table:table-cell>
          <table:table-cell office:value-type="string" calcext:value-type="string">
            <text:p>Amazon</text:p>
          </table:table-cell>
          <table:table-cell office:value-type="currency" office:currency="CAD" office:value="15.99" calcext:value-type="currency">
            <text:p>$15.9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([.$E3]/[.$D3])*[.$C3]" office:value-type="currency" office:currency="CAD" office:value="0.07995" calcext:value-type="currency">
            <text:p>$0.08</text:p>
          </table:table-cell>
          <table:table-cell office:value-type="string" calcext:value-type="string">
            <text:p>Using N2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Amazon</text:p>
          </table:table-cell>
          <table:table-cell office:value-type="currency" office:currency="CAD" office:value="12.99" calcext:value-type="currency">
            <text:p>$12.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([.$E4]/[.$D4])*[.$C4]" office:value-type="currency" office:currency="CAD" office:value="0.1299" calcext:value-type="currency">
            <text:p>$0.13</text:p>
          </table:table-cell>
          <table:table-cell office:value-type="string" calcext:value-type="string">
            <text:p>Probably not required if relay replac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V or 5V Relay</text:p>
          </table:table-cell>
          <table:table-cell office:value-type="string" calcext:value-type="string">
            <text:p>Amazon</text:p>
          </table:table-cell>
          <table:table-cell office:value-type="currency" office:currency="CAD" office:value="13.6" calcext:value-type="currency">
            <text:p>$13.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([.$E5]/[.$D5])*[.$C5]" office:value-type="currency" office:currency="CAD" office:value="1.36" calcext:value-type="currency">
            <text:p>$1.36</text:p>
          </table:table-cell>
          <table:table-cell office:value-type="string" calcext:value-type="string">
            <text:p>Apparently replaceable with cheaper and more quiet SSR (octocoupler + MOSFET). I can’t get that to work thoug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B Extension Cable</text:p>
          </table:table-cell>
          <table:table-cell office:value-type="string" calcext:value-type="string">
            <text:p>Amazon</text:p>
          </table:table-cell>
          <table:table-cell office:value-type="currency" office:currency="CAD" office:value="5.24" calcext:value-type="currency">
            <text:p>$5.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E6]/[.$D6])*[.$C6]" office:value-type="currency" office:currency="CAD" office:value="5.24" calcext:value-type="currency">
            <text:p>$5.24</text:p>
          </table:table-cell>
          <table:table-cell office:value-type="string" calcext:value-type="string">
            <text:p>Cheaper alternatives ($1.50 or less) on AliExpress. Could also go for digikey connecto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8266</text:p>
          </table:table-cell>
          <table:table-cell office:value-type="string" calcext:value-type="string">
            <text:p>AliExpress</text:p>
          </table:table-cell>
          <table:table-cell office:value-type="currency" office:currency="CAD" office:value="3.17" calcext:value-type="currency">
            <text:p>$3.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E7]/[.$D7])*[.$C7]" office:value-type="currency" office:currency="CAD" office:value="3.17" calcext:value-type="currency">
            <text:p>$3.17</text:p>
          </table:table-cell>
          <table:table-cell office:value-type="string" calcext:value-type="string">
            <text:p>Anything with serial support and a GPIO pin should work, these are just plentifu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otype Board</text:p>
          </table:table-cell>
          <table:table-cell office:value-type="string" calcext:value-type="string">
            <text:p>Amazon</text:p>
          </table:table-cell>
          <table:table-cell office:value-type="currency" office:currency="CAD" office:value="18.99" calcext:value-type="currency">
            <text:p>$18.9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([.$E8]/[.$D8])*[.$C8]" office:value-type="currency" office:currency="CAD" office:value="0.3798" calcext:value-type="currency">
            <text:p>$0.38</text:p>
          </table:table-cell>
          <table:table-cell office:value-type="string" calcext:value-type="string">
            <text:p>Anything to solder on work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" office:value-type="string" calcext:value-type="string">
            <text:p>Total Per-Circui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INDIRECT(&quot;F2:F&quot; &amp; ROW()-1))" office:value-type="currency" office:currency="CAD" office:value="10.3710130136986" calcext:value-type="currency">
            <text:p>$10.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</table:table>
      <table:table table:name="Possible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Given Quantity</text:p>
          </table:table-cell>
          <table:table-cell table:style-name="ce1" office:value-type="string" calcext:value-type="string">
            <text:p>Required Quantity</text:p>
          </table:table-cell>
          <table:table-cell table:style-name="ce1" office:value-type="string" calcext:value-type="string">
            <text:p>Per-Circuit Cos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1k OHM resistors</text:p>
          </table:table-cell>
          <table:table-cell office:value-type="string" calcext:value-type="string">
            <text:p>AliExpress</text:p>
          </table:table-cell>
          <table:table-cell office:value-type="currency" office:currency="CAD" office:value="4.18" calcext:value-type="currency">
            <text:p>$4.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([.$E2]/[.$D2])*[.$C2]" office:value-type="currency" office:currency="CAD" office:value="0.00418" calcext:value-type="currency">
            <text:p>$0.00</text:p>
          </table:table-cell>
          <table:table-cell office:value-type="string" calcext:value-type="string">
            <text:p><text:a xlink:href="https://www.aliexpress.com/item/32702627956.html?spm=a2g0o.productlist.0.0.6a4f324f1af4et&amp;algo_pvid=e91d663f-3f0d-4629-8547-56851fae387a&amp;algo_expid=e91d663f-3f0d-4629-8547-56851fae387a-0&amp;btsid=0ab6f83915978110699632489e2a5b&amp;ws_ab_test=searchweb0_0,searchweb201602_,searchweb201603" xlink:type="simple">https://www.aliexpress.com/item/32702627956.html?spm=a2g0o.productlist.0.0.6a4f324f1af4et&amp;algo_pvid=e91d663f-3f0d-4629-8547-56851fae387a&amp;algo_expid=e91d663f-3f0d-4629-8547-56851fae387a-0&amp;btsid=0ab6f83915978110699632489e2a5b&amp;ws_ab_test=searchweb0_0,searchweb201602_,searchweb201603</text:a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PN Transistor</text:p>
          </table:table-cell>
          <table:table-cell office:value-type="string" calcext:value-type="string">
            <text:p>AliExpress</text:p>
          </table:table-cell>
          <table:table-cell office:value-type="currency" office:currency="CAD" office:value="2.28" calcext:value-type="currency">
            <text:p>$2.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([.$E3]/[.$D3])*[.$C3]" office:value-type="currency" office:currency="CAD" office:value="0.0228" calcext:value-type="currency">
            <text:p>$0.02</text:p>
          </table:table-cell>
          <table:table-cell office:value-type="string" calcext:value-type="string">
            <text:p><text:a xlink:href="https://www.aliexpress.com/item/32624547567.html?spm=a2g0o.productlist.0.0.102255b6HPLrlB&amp;algo_pvid=d90095f1-1f9b-48fc-8305-5571f50890ae&amp;algo_expid=d90095f1-1f9b-48fc-8305-5571f50890ae-0&amp;btsid=0be3764515978111296417321ec1a8&amp;ws_ab_test=searchweb0_0,searchweb201602_,searchweb201603" xlink:type="simple">https://www.aliexpress.com/item/32624547567.html?spm=a2g0o.productlist.0.0.102255b6HPLrlB&amp;algo_pvid=d90095f1-1f9b-48fc-8305-5571f50890ae&amp;algo_expid=d90095f1-1f9b-48fc-8305-5571f50890ae-0&amp;btsid=0be3764515978111296417321ec1a8&amp;ws_ab_test=searchweb0_0,searchweb201602_,searchweb201603</text:a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AliExpress</text:p>
          </table:table-cell>
          <table:table-cell office:value-type="currency" office:currency="CAD" office:value="1.31" calcext:value-type="currency">
            <text:p>$1.3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([.$E4]/[.$D4])*[.$C4]" office:value-type="currency" office:currency="CAD" office:value="0.0131" calcext:value-type="currency">
            <text:p>$0.01</text:p>
          </table:table-cell>
          <table:table-cell office:value-type="string" calcext:value-type="string">
            <text:p><text:a xlink:href="https://www.aliexpress.com/item/32431265349.html?spm=a2g0o.productlist.0.0.5b43d59cbtomHP&amp;algo_pvid=a6464c70-1ff9-4cc4-b2f8-09e90c153051&amp;algo_expid=a6464c70-1ff9-4cc4-b2f8-09e90c153051-3&amp;btsid=0ab6fab215978111635302518ef827&amp;ws_ab_test=searchweb0_0,searchweb201602_,searchweb201603" xlink:type="simple">https://www.aliexpress.com/item/32431265349.html?spm=a2g0o.productlist.0.0.5b43d59cbtomHP&amp;algo_pvid=a6464c70-1ff9-4cc4-b2f8-09e90c153051&amp;algo_expid=a6464c70-1ff9-4cc4-b2f8-09e90c153051-3&amp;btsid=0ab6fab215978111635302518ef827&amp;ws_ab_test=searchweb0_0,searchweb201602_,searchweb201603</text:a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V or 5V Relay</text:p>
          </table:table-cell>
          <table:table-cell office:value-type="string" calcext:value-type="string">
            <text:p>AliBaba</text:p>
          </table:table-cell>
          <table:table-cell office:value-type="currency" office:currency="CAD" office:value="2.39" calcext:value-type="currency">
            <text:p>$2.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([.$E5]/[.$D5])*[.$C5]" office:value-type="currency" office:currency="CAD" office:value="0.239" calcext:value-type="currency">
            <text:p>$0.24</text:p>
          </table:table-cell>
          <table:table-cell office:value-type="string" calcext:value-type="string">
            <text:p><text:a xlink:href="https://www.alibaba.com/product-detail/Original-SRD-series-relay-5Pin-3V_62111652239.html?spm=a2700.galleryofferlist.0.0.42ba6bcb9jwGSY" xlink:type="simple">https://www.alibaba.com/product-detail/Original-SRD-series-relay-5Pin-3V_62111652239.html?spm=a2700.galleryofferlist.0.0.42ba6bcb9jwGSY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B Extension Cable</text:p>
          </table:table-cell>
          <table:table-cell office:value-type="string" calcext:value-type="string">
            <text:p>AliBaba</text:p>
          </table:table-cell>
          <table:table-cell office:value-type="currency" office:currency="CAD" office:value="0.57" calcext:value-type="currency">
            <text:p>$0.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E6]/[.$D6])*[.$C6]" office:value-type="currency" office:currency="CAD" office:value="0.57" calcext:value-type="currency">
            <text:p>$0.57</text:p>
          </table:table-cell>
          <table:table-cell office:value-type="string" calcext:value-type="string">
            <text:p><text:a xlink:href="https://www.alibaba.com/product-detail/Focuses-High-quality-USB-2-0_62518255404.html" xlink:type="simple">https://www.alibaba.com/product-detail/Focuses-High-quality-USB-2-0_62518255404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8266</text:p>
          </table:table-cell>
          <table:table-cell office:value-type="string" calcext:value-type="string">
            <text:p>AliBaba</text:p>
          </table:table-cell>
          <table:table-cell office:value-type="currency" office:currency="CAD" office:value="1.33" calcext:value-type="currency">
            <text:p>$1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E7]/[.$D7])*[.$C7]" office:value-type="currency" office:currency="CAD" office:value="1.33" calcext:value-type="currency">
            <text:p>$1.33</text:p>
          </table:table-cell>
          <table:table-cell office:value-type="string" calcext:value-type="string">
            <text:p><text:a xlink:href="https://www.alibaba.com/product-detail/ESP32-Development-Board-WiFi-Ultra-Low_60747431357.html?spm=a2700.galleryofferlist.0.0.44de38c7ciqFXK" xlink:type="simple">https://www.alibaba.com/product-detail/ESP32-Development-Board-WiFi-Ultra-Low_60747431357.html?spm=a2700.galleryofferlist.0.0.44de38c7ciqFXK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otype Board</text:p>
          </table:table-cell>
          <table:table-cell office:value-type="string" calcext:value-type="string">
            <text:p>AliBaba</text:p>
          </table:table-cell>
          <table:table-cell office:value-type="currency" office:currency="CAD" office:value="0.8" calcext:value-type="currency">
            <text:p>$0.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([.$E8]/[.$D8])*[.$C8]" office:value-type="currency" office:currency="CAD" office:value="0.08" calcext:value-type="currency">
            <text:p>$0.08</text:p>
          </table:table-cell>
          <table:table-cell office:value-type="string" calcext:value-type="string">
            <text:p><text:a xlink:href="https://www.alibaba.com/product-detail/Single-sided-green-tin-pcb-assembly_62465047520.html?spm=a2700.wholesale.deiletai6.39.35c07503adhO8a" xlink:type="simple">https://www.alibaba.com/product-detail/Single-sided-green-tin-pcb-assembly_62465047520.html?spm=a2700.wholesale.deiletai6.39.35c07503adhO8a</text:a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" office:value-type="string" calcext:value-type="string">
            <text:p>Total Per-Circui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INDIRECT(&quot;F2:F&quot; &amp; ROW()-1))" office:value-type="currency" office:currency="CAD" office:value="2.25908" calcext:value-type="currency">
            <text:p>$2.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office:value-type="string" calcext:value-type="string">
            <text:p>AliBaba has varying shipping fees excluded from price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21:07:49.645148477</meta:creation-date>
    <dc:date>2020-08-18T21:52:33.615586075</dc:date>
    <meta:editing-duration>PT23M22S</meta:editing-duration>
    <meta:editing-cycles>5</meta:editing-cycles>
    <meta:generator>LibreOffice/6.4.5.2$Linux_X86_64 LibreOffice_project/40$Build-2</meta:generator>
    <meta:document-statistic meta:table-count="2" meta:cell-count="117" meta:object-count="0"/>
  </office:meta>
</office:document-meta>
</file>